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1" svg:font-family="'Bitstream Ver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text-properties fo:color="#333333" style:font-name="Liberation Sans" fo:font-size="12pt" fo:font-style="italic" fo:font-weight="bold" fo:background-color="#ffffff" style:font-name-asian="Times New Roman1" style:font-size-asian="12pt" style:font-style-asian="italic" style:font-weight-asian="bold" style:font-name-complex="Arial" style:font-size-complex="12pt" style:font-style-complex="italic" style:font-weight-complex="bold"/>
    </style:style>
    <style:style style:name="P2" style:family="paragraph" style:parent-style-name="Standard">
      <style:paragraph-properties fo:line-height="100%"/>
      <style:text-properties style:font-name="Liberation Sans" fo:font-size="12pt" fo:font-style="italic" fo:font-weight="bold" style:font-size-asian="12pt" style:font-style-asian="italic" style:font-weight-asian="bold" style:font-size-complex="12pt" style:font-style-complex="italic" style:font-weight-complex="bold"/>
    </style:style>
    <style:style style:name="P3" style:family="paragraph" style:parent-style-name="Standard">
      <style:paragraph-properties fo:line-height="100%"/>
      <style:text-properties style:font-name="Liberation Sans" fo:font-size="12pt" fo:font-style="italic" fo:font-weight="bold" officeooo:paragraph-rsid="001ce809" style:font-size-asian="12pt" style:font-style-asian="italic" style:font-weight-asian="bold" style:font-size-complex="12pt" style:font-style-complex="italic" style:font-weight-complex="bold"/>
    </style:style>
    <style:style style:name="P4" style:family="paragraph" style:parent-style-name="Standard">
      <style:paragraph-properties fo:line-height="100%"/>
      <style:text-properties style:font-name="Liberation Sans" fo:font-size="12pt" fo:font-style="italic" fo:font-weight="bold" officeooo:paragraph-rsid="001ee93a" style:font-size-asian="12pt" style:font-style-asian="italic" style:font-weight-asian="bold" style:font-size-complex="12pt" style:font-style-complex="italic" style:font-weight-complex="bold"/>
    </style:style>
    <style:style style:name="P5" style:family="paragraph" style:parent-style-name="Standard">
      <style:paragraph-properties fo:line-height="100%"/>
      <style:text-properties style:font-name="Liberation Sans" fo:font-size="12pt" fo:font-style="italic" fo:font-weight="bold" officeooo:paragraph-rsid="0016abda" style:font-size-asian="12pt" style:font-style-asian="italic" style:font-weight-asian="bold" style:font-size-complex="12pt" style:font-style-complex="italic" style:font-weight-complex="bold"/>
    </style:style>
    <style:style style:name="P6" style:family="paragraph" style:parent-style-name="Standard">
      <style:paragraph-properties fo:line-height="100%"/>
      <style:text-properties style:font-name="Liberation Sans" fo:font-size="12pt" fo:font-style="italic" fo:font-weight="normal" officeooo:rsid="0016abda" officeooo:paragraph-rsid="0016abda" style:font-name-asian="Times New Roman1" style:font-size-asian="12pt" style:font-style-asian="italic" style:font-weight-asian="normal" style:font-name-complex="Times New Roman1" style:font-size-complex="12pt" style:font-style-complex="italic" style:font-weight-complex="normal"/>
    </style:style>
    <style:style style:name="P7" style:family="paragraph" style:parent-style-name="Standard">
      <style:paragraph-properties fo:line-height="100%"/>
      <style:text-properties style:font-name="Liberation Sans" fo:font-size="12pt" fo:font-style="normal" fo:font-weight="normal" officeooo:paragraph-rsid="001ce809"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100%"/>
      <style:text-properties style:font-name="Liberation Sans" fo:font-size="12pt" fo:font-style="normal" fo:font-weight="normal" officeooo:paragraph-rsid="001ee93a" style:font-size-asian="12pt" style:font-style-asian="normal" style:font-weight-asian="normal" style:font-size-complex="12pt" style:font-style-complex="normal" style:font-weight-complex="normal"/>
    </style:style>
    <style:style style:name="P9" style:family="paragraph" style:parent-style-name="Standard">
      <style:paragraph-properties fo:line-height="100%"/>
      <style:text-properties style:font-name="Liberation Sans" fo:font-size="12pt" fo:font-style="normal" fo:font-weight="normal" style:font-size-asian="12pt" style:font-size-complex="12pt"/>
    </style:style>
    <style:style style:name="P10" style:family="paragraph" style:parent-style-name="Standard" style:master-page-name="Standard">
      <style:paragraph-properties fo:line-height="100%" style:page-number="auto"/>
      <style:text-properties fo:font-variant="normal" fo:text-transform="none" style:font-name="Liberation Sans" fo:font-size="12pt" fo:letter-spacing="normal" fo:font-style="normal" fo:font-weight="normal" style:font-size-asian="12pt" style:font-size-complex="12pt"/>
    </style:style>
    <style:style style:name="P11" style:family="paragraph" style:parent-style-name="Standard">
      <style:paragraph-properties fo:line-height="100%"/>
      <style:text-properties fo:font-variant="normal" fo:text-transform="none" style:font-name="Liberation Sans" fo:font-size="12pt" fo:letter-spacing="normal" fo:font-style="normal" fo:font-weight="normal" officeooo:paragraph-rsid="0016abda" style:font-size-asian="12pt" style:font-style-asian="italic" style:font-weight-asian="bold" style:font-size-complex="12pt" style:font-style-complex="italic" style:font-weight-complex="bold"/>
    </style:style>
    <style:style style:name="P12" style:family="paragraph" style:parent-style-name="Standard">
      <style:paragraph-properties fo:line-height="100%"/>
      <style:text-properties fo:font-variant="normal" fo:text-transform="none" style:font-name="Liberation Sans" fo:font-size="12pt" fo:letter-spacing="normal" fo:font-style="normal" fo:font-weight="normal" officeooo:rsid="001ee93a" officeooo:paragraph-rsid="001ee93a" style:font-size-asian="12pt" style:font-style-asian="italic" style:font-weight-asian="bold" style:font-size-complex="12pt" style:font-style-complex="italic" style:font-weight-complex="bold"/>
    </style:style>
    <style:style style:name="P13" style:family="paragraph" style:parent-style-name="Standard">
      <style:paragraph-properties fo:line-height="100%"/>
      <style:text-properties style:font-name="Liberation Sans"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4" style:family="paragraph" style:parent-style-name="Standard">
      <style:paragraph-properties fo:line-height="100%"/>
      <style:text-properties style:font-name="Liberation Sans" fo:font-size="12pt" fo:font-style="italic" fo:font-weight="bold" officeooo:paragraph-rsid="0016abda" style:font-name-asian="Times New Roman1" style:font-size-asian="12pt" style:font-style-asian="italic" style:font-weight-asian="bold" style:font-name-complex="Times New Roman1" style:font-size-complex="12pt" style:font-style-complex="italic" style:font-weight-complex="bold"/>
    </style:style>
    <style:style style:name="P15" style:family="paragraph" style:parent-style-name="Standard">
      <style:paragraph-properties fo:line-height="100%"/>
      <style:text-properties style:font-name="Liberation Sans" fo:font-size="12pt" fo:font-style="normal" fo:font-weight="normal" officeooo:rsid="001ee93a" officeooo:paragraph-rsid="0020779b" style:font-size-asian="12pt" style:font-style-asian="normal" style:font-weight-asian="normal" style:font-size-complex="12pt" style:font-style-complex="normal" style:font-weight-complex="normal"/>
    </style:style>
    <style:style style:name="P16" style:family="paragraph" style:parent-style-name="Standard">
      <style:paragraph-properties fo:margin-top="0.101cm" fo:margin-bottom="0.101cm" loext:contextual-spacing="false" fo:line-height="100%"/>
      <style:text-properties style:font-name="Liberation Sans" fo:font-size="12pt" fo:font-style="normal" fo:font-weight="normal" officeooo:rsid="00cee4fe" officeooo:paragraph-rsid="001af3ee" style:font-size-asian="12pt" style:font-style-asian="normal" style:font-weight-asian="normal" style:font-size-complex="12pt" style:font-style-complex="normal" style:font-weight-complex="normal"/>
    </style:style>
    <style:style style:name="P17" style:family="paragraph" style:parent-style-name="Standard">
      <style:paragraph-properties fo:margin-top="0.101cm" fo:margin-bottom="0.101cm" loext:contextual-spacing="false" fo:line-height="100%"/>
      <style:text-properties style:font-name="Liberation Sans" fo:font-size="12pt" fo:font-style="italic" fo:font-weight="normal" officeooo:rsid="0016abda" officeooo:paragraph-rsid="001ee93a" style:font-size-asian="12pt" style:font-style-asian="italic" style:font-weight-asian="normal" style:font-size-complex="12pt" style:font-style-complex="italic" style:font-weight-complex="normal"/>
    </style:style>
    <style:style style:name="T1" style:family="text">
      <style:text-properties officeooo:rsid="0016abda"/>
    </style:style>
    <style:style style:name="T2" style:family="text">
      <style:text-properties fo:font-variant="normal" fo:text-transform="none" fo:letter-spacing="normal" officeooo:rsid="0016abda"/>
    </style:style>
    <style:style style:name="T3" style:family="text">
      <style:text-properties fo:font-variant="normal" fo:text-transform="none" fo:letter-spacing="normal" style:font-style-asian="italic" style:font-weight-asian="bold" style:font-style-complex="italic" style:font-weight-complex="bold"/>
    </style:style>
    <style:style style:name="T4" style:family="text">
      <style:text-properties fo:font-variant="normal" fo:text-transform="none" fo:letter-spacing="normal" officeooo:rsid="0016abda" style:font-style-asian="italic" style:font-weight-asian="bold" style:font-style-complex="italic" style:font-weight-complex="bold"/>
    </style:style>
    <style:style style:name="T5" style:family="text">
      <style:text-properties fo:font-variant="normal" fo:text-transform="none" fo:letter-spacing="normal" officeooo:rsid="001ee93a"/>
    </style:style>
    <style:style style:name="T6" style:family="text">
      <style:text-properties fo:font-style="normal" style:font-style-asian="normal" style:font-style-complex="normal"/>
    </style:style>
    <style:style style:name="T7" style:family="text">
      <style:text-properties fo:font-style="normal" officeooo:rsid="00f36346" style:font-style-asian="normal" style:font-style-complex="normal"/>
    </style:style>
    <style:style style:name="T8" style:family="text">
      <style:text-properties fo:font-style="normal" officeooo:rsid="00cc498f" style:font-style-asian="normal" style:font-style-complex="normal"/>
    </style:style>
    <style:style style:name="T9" style:family="text">
      <style:text-properties fo:font-style="normal" officeooo:rsid="00cd4ecc" style:font-style-asian="normal" style:font-style-complex="normal"/>
    </style:style>
    <style:style style:name="T10" style:family="text">
      <style:text-properties fo:font-style="normal" officeooo:rsid="00dc346d" style:font-style-asian="normal" style:font-style-complex="normal"/>
    </style:style>
    <style:style style:name="T11" style:family="text">
      <style:text-properties fo:font-style="normal" officeooo:rsid="00cee4fe" style:font-style-asian="normal" style:font-style-complex="normal"/>
    </style:style>
    <style:style style:name="T12" style:family="text">
      <style:text-properties fo:font-style="normal" officeooo:rsid="001af3ee" style:font-style-asian="normal" style:font-style-complex="normal"/>
    </style:style>
    <style:style style:name="T13" style:family="text">
      <style:text-properties fo:font-style="normal" officeooo:rsid="001ee93a" style:font-style-asian="normal" style:font-style-complex="normal"/>
    </style:style>
    <style:style style:name="T14" style:family="text">
      <style:text-properties fo:font-style="normal" officeooo:rsid="001ce809" style:font-style-asian="normal" style:font-style-complex="normal"/>
    </style:style>
    <style:style style:name="T15" style:family="text">
      <style:text-properties fo:font-style="normal" officeooo:rsid="001f65ce" style:font-style-asian="normal" style:font-style-complex="normal"/>
    </style:style>
    <style:style style:name="T16" style:family="text">
      <style:text-properties officeooo:rsid="001ce809"/>
    </style:style>
    <style:style style:name="T17" style:family="text">
      <style:text-properties style:font-style-asian="italic" style:font-weight-asian="bold" style:font-style-complex="italic" style:font-weight-complex="bold"/>
    </style:style>
    <style:style style:name="T18" style:family="text">
      <style:text-properties officeooo:rsid="00d8ee0f"/>
    </style:style>
    <style:style style:name="T19" style:family="text">
      <style:text-properties officeooo:rsid="00f7da20"/>
    </style:style>
    <style:style style:name="T20" style:family="text">
      <style:text-properties officeooo:rsid="00f3203b"/>
    </style:style>
    <style:style style:name="T21" style:family="text">
      <style:text-properties fo:language="en" fo:country="GB"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7">We thank both reviewers for their positive and constructive comments. Below, we include a detailed </text:span>point-by-point reply to their comments and suggestions. </text:p>
      <text:p text:style-name="P2"/>
      <text:p text:style-name="P2"/>
      <text:p text:style-name="P3">Reviewer #1:</text:p>
      <text:p text:style-name="P3"/>
      <text:p text:style-name="P3">The paper and the problem statement are clearly written. Based on paper the main utility of the package seems to be in consistent handling of metadata and linking it to data.table queries. Also the additional ggplot plotting layers seem well implemented. <text:line-break/><text:line-break/>The paper demonstrates the analysis capabilities in a limited fashion and large part of the examples in the paper rely on methods from other packages. It is not clear what benefit rethomics brings to e.g. multiscale analysis of behavior instead of just using WaveletComp package directly. Also the use of general data.table data handling is not so useful for the purpose of demonstrating this specific package. </text:p>
      <text:p text:style-name="P3"/>
      <text:p text:style-name="P17"><text:span text:style-name="T12">In response </text:span><text:span text:style-name="T14">to reviewer #1’ </text:span><text:span text:style-name="T12">comment, we decided to integrate </text:span><text:span text:style-name="T6">the continuous wavelet transform </text:span><text:span text:style-name="T8">(CWT)</text:span><text:span text:style-name="T6"> analysis and </text:span><text:span text:style-name="T21">visualisation</text:span><text:span text:style-name="T6"> in rethomics itself </text:span><text:span text:style-name="T7">and </text:span><text:span text:style-name="T13">rephrased</text:span><text:span text:style-name="T7"> relevant parts of our manuscript according.</text:span><text:span text:style-name="T6"> </text:span><text:span text:style-name="T7">Without this rethomics-friendly interface</text:span><text:span text:style-name="T6">, it is firstly difficult and error prone to </text:span><text:span text:style-name="T13">parametrize</text:span><text:span text:style-name="T6"> CWT as it involves, </text:span><text:span text:style-name="T9">for instance, writing functions and</text:span><text:span text:style-name="T6"> converting time units on a log2 scale. Secondly, WaveletComp is not suited to the computation of multiple time series, </text:span><text:span text:style-name="T10">which</text:span><text:span text:style-name="T6"> could have different lengths </text:span><text:span text:style-name="T10">and origins, </text:span><text:span text:style-name="T9">to </text:span><text:span text:style-name="T10">study </text:span><text:span text:style-name="T9">a behaviour at </text:span><text:span text:style-name="T10">the</text:span><text:span text:style-name="T9"> population scale</text:span><text:span text:style-name="T6"> (which is clearly the case in the context of rethomics). </text:span><text:span text:style-name="T9">Lastly, </text:span><text:span text:style-name="T6">WaveletComp is not interfaced with ggplot</text:span><text:span text:style-name="T10">2</text:span><text:span text:style-name="T6">, which makes it difficult to use </text:span><text:span text:style-name="T10">it </text:span><text:span text:style-name="T6">in rethomics </text:span><text:span text:style-name="T10">(at least, </text:span><text:span text:style-name="T6">for the purpose of visualisation</text:span><text:span text:style-name="T10">)</text:span><text:span text:style-name="T6">. </text:span><text:span text:style-name="T10">Altogether</text:span><text:span text:style-name="T11">, rethomics </text:span><text:span text:style-name="T10">now </text:span><text:span text:style-name="T11">makes it possible to compute and visualise one CWT per individual and optionally aggregate results over discrete metavariables (treatment, sex, …) in a high-level fashion, which suits biologists. </text:span><text:span text:style-name="T15">The basics of spectrogram generation with rethomics have also been documented and included in the tutorial (see https://rethomics.github.io/ggetho.html#spectrograms)</text:span></text:p>
      <text:p text:style-name="P3"><text:line-break/><text:line-break/>It would be useful to summarize which methods are implemented specifically in rethomics (e.g. sleepr seems relevant for my own work) and include some relevant examples. I suggest the authors provide more detailed (e.g table) information about which analysis methods are provided in different packages under rethomics (especially not found in other existing tools) to highlight the utility of the framework. Looking at the website it seems that the scope of rethomics is wider than what is evident from the paper.</text:p>
      <text:p text:style-name="P7"/>
      <text:p text:style-name="P7"><text:span text:style-name="T16">In response to this comment, we compile </text:span>a table <text:span text:style-name="T18">of functionalities, which is now available as</text:span> a supplementary material. We <text:span text:style-name="T19">believe</text:span> it make it a lot clearer for the reader what functions are part of the <text:span text:style-name="T20">framework</text:span>. </text:p>
      <text:p text:style-name="P4"><text:soft-page-break/><text:line-break/><text:line-break/>This is clearly a valuable initiative with good materials available on the website, however I don't think this paper demonstrates the full capability of the the framework.</text:p>
      <text:p text:style-name="P8"/>
      <text:p text:style-name="P15">We acknowledge than the manuscript itself does not describe all the features of the framework. Instead, the article describe how rethomics can be instrumental in two realistic use cases. The aim being to direct the reader to the frameworks’ website/documentation, which does have exhaustive resources. Thanks to the supplementary figure, the reader can now hopefully understand better what rethomics exactly does.</text:p>
      <text:p text:style-name="P4"/>
      <text:p text:style-name="P3"/>
      <text:p text:style-name="P5"><text:bookmark text:name="_GoBack"/>Reviewer #<text:span text:style-name="T1">2</text:span>:</text:p>
      <text:p text:style-name="P5"/>
      <text:p text:style-name="P5">Summary</text:p>
      <text:p text:style-name="P2"/>
      <text:p text:style-name="P2">The authors describe a new set of R packages (“rethomics”) which facilitate the processing, visualization and analysis of large behavioral datasets. The packages enable the standardization of behavioral data collected from experiments that generate long time series of data on the behavior of subjects and also metadata regarding the set of experimental conditions the subjects experienced. Furthermore, packages, such as “xmv”, enable the conversion of metadata variables to regular variables that can readily be integrated in analyses or used in the filtering or modification of the behavioral dataset.</text:p>
      <text:p text:style-name="P2"/>
      <text:p text:style-name="P2">These packages specifically enable the import of data collected by Drosophila Activity Monitor Systems (DAMS) and Ethoscopes and their translation into a standardized object (“behavr”) in R. Packages used to import data from other data collection systems do not currently exist but the authors state that they can be added in the future. The behavr table lies at the core of the rethomics package as it is the data format recognized by all subsequent packages.</text:p>
      <text:p text:style-name="P2"/>
      <text:p text:style-name="P2">Analysis packages enable the detection and also removal of long periods of activity (“sleepr”), for instance due to death, and the computation of periodograms (“zeitgebr”) which enable the study of the rhythmicity of behavior. The ggetho package works with the widely-used R package ggplot2 to facilitate the visualization of data imported into the behavr data structure with particular focus on circadian rhythm data that can be visualized in actograms and periodograms. </text:p>
      <text:p text:style-name="P2"/>
      <text:p text:style-name="P2">The authors demonstrate the use of these packages by analyzing published data that had been collected using DAMS and Ethoscopes. They supply the code and results used to analyze and visualize these data which validate the results of <text:soft-page-break/>these previous studies and, in the case of the Ethoscopes data, provide some new insights.</text:p>
      <text:p text:style-name="P2"/>
      <text:p text:style-name="P2"/>
      <text:p text:style-name="P2">Merits</text:p>
      <text:p text:style-name="P2"/>
      <text:p text:style-name="P2">As the authors point out, the behavioral sciences have become increasingly data-intensive. Systems of data collection are often specialized for a particular purpose and, thus, there are few common tools that researchers can use to standardize their data across platforms and readily transform it for analysis. Rather, there exist many disparate tools and platforms that are specialized for data collected by specific systems. The authors contribute towards remedying this situation by creating a set of packages that can import data from different platforms and then perform relevant visualizations and analyses. The authors focus most of their attention on DAMS as they state that most of the behavioral data used in the field of circadian biology is collected by this system. For researchers who use the DAMS, and also Ethoscopes platforms, this set of packages appear to provide a streamlined approach to data processing, visualization and analysis. Overall, the paper was very well-written and the code was clean and easy to understand. </text:p>
      <text:p text:style-name="P2"/>
      <text:p text:style-name="P2">Critique</text:p>
      <text:p text:style-name="P2"/>
      <text:p text:style-name="P2">While the authors mention that future packages can be created that enable working with data collected by other systems, they do not indicate which other systems might fit well with this set of packages. In the future directions section I would be interested in a discussion of other types of data and/or data collection systems that the authors could envision extending the packages towards. While the authors mention this tool could be useful for many researchers in circadian biology, its relevance to other fields of behavioral biology are unclear. </text:p>
      <text:p text:style-name="P2"/>
      <text:p text:style-name="P9"><text:span text:style-name="T4">F</text:span><text:span text:style-name="T3">ollowing the suggestions of reviewer #</text:span><text:span text:style-name="T4">2</text:span><text:span text:style-name="T3">, we </text:span><text:span text:style-name="T4">have included </text:span><text:span text:style-name="T2">a discussion section which elaborates on the use of rethomics in </text:span><text:span text:style-name="T5">other contexts than </text:span><text:span text:style-name="T2">ciradian rhythm.</text:span></text:p>
      <text:p text:style-name="P2"/>
      <text:p text:style-name="P2">For the continuous wavelet transformation analysis demonstrated at the end of the paper, it is my understanding that the scopr package was used to readily import data collected through the Ethoscopes system but the remaining analyses appear to be conducted using an existing package not developed by the authors (“WaveletComp”). As the authors state, this demonstration exemplifies the readiness in which data from a given system can be imported using rethomics and subsequently analyzed using existing R packages. While I can see the utility of being able to simply load public data and have it be immediately ready for analysis, the utility of rethomics in this demonstration comes across as minimal. It would be helpful here to emphasize what steps might have had to be taken if the rethomics package did not exist.</text:p>
      <text:p text:style-name="P11"/>
      <text:p text:style-name="P11"><text:soft-page-break/></text:p>
      <text:p text:style-name="P12">See response to reviewer #1 (i.e. rethomics now interfaces directly CWT which greatly facilitates computation and plotting).</text:p>
      <text:p text:style-name="P16"/>
      <text:p text:style-name="P1"/>
      <text:p text:style-name="P13">Additional comments for authors</text:p>
      <text:p text:style-name="P6">Done</text:p>
      <text:p text:style-name="P13"/>
      <text:p text:style-name="P13">Line 110: change “analysis” to “analysis of”</text:p>
      <text:p text:style-name="P6">Done</text:p>
      <text:p text:style-name="P13"/>
      <text:p text:style-name="P13">Line 148: change “character” to “characters”?</text:p>
      <text:p text:style-name="P6">Done</text:p>
      <text:p text:style-name="P13"/>
      <text:p text:style-name="P13">In the code below line 183, there is a statement that says “we also show a subset of this figure in supplementary materials”. However, the code below this statement is the code used to create the figure in the supplemental materials (Figure S2B) which displays data for all subjects. Figure 4b is the figure that only shows data for a subset of individuals. Change statement to say “we also show a subset of this figure in Figure 4b)”.</text:p>
      <text:p text:style-name="P6">Fixed</text:p>
      <text:p text:style-name="P14"/>
      <text:p text:style-name="P14">Line 200: Change “compute” to “computes”</text:p>
      <text:p text:style-name="P6">Done</text:p>
      <text:p text:style-name="P13"/>
      <text:p text:style-name="P13">Line 215: Sentence starting with “In particular” seems to be an incomplete sentence.</text:p>
      <text:p text:style-name="P6">Done</text:p>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1" svg:font-family="'Bitstream Ver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Bitstream Vera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Bitstream Vera Sans1" style:font-family-complex="'Bitstream Ver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Bitstream Vera Sans1" style:font-family-complex="'Bitstream Ver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Bitstream Vera Sans1" style:font-family-complex="'Bitstream Vera Sans'" style:font-family-generic-complex="swiss"/>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2</meta:editing-cycles>
    <meta:creation-date>2018-07-15T04:00:00</meta:creation-date>
    <dc:date>2018-10-04T16:48:17.179733068</dc:date>
    <meta:editing-duration>PT31M51S</meta:editing-duration>
    <meta:generator>LibreOffice/6.1.1.2$Linux_X86_64 LibreOffice_project/10$Build-2</meta:generator>
    <meta:document-statistic meta:table-count="0" meta:image-count="0" meta:object-count="0" meta:page-count="4" meta:paragraph-count="33" meta:word-count="1341" meta:character-count="8600" meta:non-whitespace-character-count="728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